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fo:padding-bottom="0.028in" fo:padding-left="0.0138in" fo:padding-right="0.0138in" fo:padding-top="0.0138in"/>
    </style:style>
    <style:style style:name="ce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ize="14pt" fo:font-weight="bold" style:font-size-asian="14pt" style:font-size-complex="14pt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4pt" fo:font-weight="bold" style:font-size-asian="14pt" style:font-size-complex="14pt" style:font-weight-asian="bold" style:font-weight-complex="bold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ce5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        <text:span text:style-name="T1">№</text:span></text:p>
          </table:table-cell>
          <table:table-cell table:style-name="Default" office:value-type="string" calcext:value-type="string" table:number-columns-spanned="5" table:number-rows-spanned="1">
            <text:p><text:span text:style-name="T2">                                       </text:span><text:span text:style-name="T3">Проверить</text:span></text:p>
          </table:table-cell>
          <table:covered-table-cell table:number-columns-repeated="4" table:style-name="Default"/>
          <table:table-cell table:style-name="ce6" office:value-type="string" calcext:value-type="string">
            <text:p> <text:span text:style-name="T4">Статус</text:span></text:p>
          </table:table-cell>
          <table:table-cell table:style-name="ce9" office:value-type="string" calcext:value-type="string" table:number-columns-spanned="2" table:number-rows-spanned="1">
            <text:p>&lt;--&gt; Браузер</text:p>
          </table:table-cell>
          <table:covered-table-cell table:style-name="ce11"/>
          <table:table-cell table:style-name="ce6" office:value-type="string" calcext:value-type="string">
            <text:p> <text:span text:style-name="T4">Статус</text:span></text:p>
          </table:table-cell>
          <table:table-cell table:style-name="ce9" office:value-type="string" calcext:value-type="string" table:number-columns-spanned="2" table:number-rows-spanned="1">
            <text:p>&lt;--&gt; Браузер</text:p>
          </table:table-cell>
          <table:covered-table-cell table:style-name="ce11"/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5" table:number-rows-spanned="2">
            <text:p>визуальные баги</text:p>
          </table:table-cell>
          <table:covered-table-cell table:number-columns-repeated="4"/>
          <table:table-cell table:style-name="ce7" office:value-type="string" calcext:value-type="string" table:number-columns-spanned="1" table:number-rows-spanned="2">
            <text:p>passed</text:p>
          </table:table-cell>
          <table:table-cell table:style-name="ce10" office:value-type="string" calcext:value-type="string" table:number-columns-spanned="2" table:number-rows-spanned="20">
            <text:p>Google Chrome</text:p>
            <text:p>Version 111.0.5563.110</text:p>
            <text:p>(Official Build) (64-bit)</text:p>
          </table:table-cell>
          <table:covered-table-cell/>
          <table:table-cell table:style-name="ce7" office:value-type="string" calcext:value-type="string" table:number-columns-spanned="1" table:number-rows-spanned="2">
            <text:p>passed</text:p>
          </table:table-cell>
          <table:table-cell table:style-name="ce10" office:value-type="string" calcext:value-type="string" table:number-columns-spanned="2" table:number-rows-spanned="20">
            <text:p>Firefox</text:p>
            <text:p>111.0.1 (64-bit)</text:p>
          </table:table-cell>
          <table:covered-table-cell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  <table:table-row table:style-name="ro2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5" table:number-rows-spanned="2">
            <text:p>регистрация нового пользователя (Become a tester)</text:p>
          </table:table-cell>
          <table:covered-table-cell table:number-columns-repeated="4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5" table:number-rows-spanned="2">
            <text:p>вход на сайт существующего пользователя</text:p>
          </table:table-cell>
          <table:covered-table-cell table:number-columns-repeated="4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  <table:table-row table:style-name="ro2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5" table:number-rows-spanned="2">
            <text:p>вход на сайт НЕсуществующего пользователя</text:p>
          </table:table-cell>
          <table:covered-table-cell table:number-columns-repeated="4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  <table:table-row table:style-name="ro2"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5" table:number-rows-spanned="2">
            <text:p>фильтрация ввода вход / регистрация</text:p>
          </table:table-cell>
          <table:covered-table-cell table:number-columns-repeated="4"/>
          <table:table-cell table:style-name="ce7" office:value-type="string" calcext:value-type="string" table:number-columns-spanned="1" table:number-rows-spanned="2">
            <text:p>passed</text:p>
          </table:table-cell>
          <table:covered-table-cell table:number-columns-repeated="2"/>
          <table:table-cell table:style-name="ce7" office:value-type="string" calcext:value-type="string" table:number-columns-spanned="1" table:number-rows-spanned="2">
            <text:p>passed</text:p>
          </table:table-cell>
          <table:covered-table-cell table:number-columns-repeated="2"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  <table:table-row table:style-name="ro2">
          <table:table-cell office:value-type="float" office:value="6" calcext:value-type="float" table:number-columns-spanned="1" table:number-rows-spanned="2">
            <text:p>6</text:p>
          </table:table-cell>
          <table:table-cell office:value-type="string" calcext:value-type="string" table:number-columns-spanned="5" table:number-rows-spanned="2">
            <text:p>работа “GET A DEMO”</text:p>
          </table:table-cell>
          <table:covered-table-cell table:number-columns-repeated="4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  <table:table-row table:style-name="ro2"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5" table:number-rows-spanned="2">
            <text:p>работа выпадающих вкладок</text:p>
          </table:table-cell>
          <table:covered-table-cell table:number-columns-repeated="4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  <table:table-row table:style-name="ro2"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5" table:number-rows-spanned="2">
            <text:p>работа выпадающих вкладок FAG</text:p>
          </table:table-cell>
          <table:covered-table-cell table:number-columns-repeated="4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  <table:table-row table:style-name="ro2">
          <table:table-cell office:value-type="float" office:value="9" calcext:value-type="float" table:number-columns-spanned="1" table:number-rows-spanned="2">
            <text:p>9</text:p>
          </table:table-cell>
          <table:table-cell office:value-type="string" calcext:value-type="string" table:number-columns-spanned="5" table:number-rows-spanned="2">
            <text:p>функция изменения языка сайта</text:p>
          </table:table-cell>
          <table:covered-table-cell table:number-columns-repeated="4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  <table:table-row table:style-name="ro2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 table:number-columns-spanned="5" table:number-rows-spanned="2">
            <text:p>поделиться в соц. сетях</text:p>
          </table:table-cell>
          <table:covered-table-cell table:number-columns-repeated="4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  <table:table-cell table:style-name="ce8" office:value-type="string" calcext:value-type="string" table:number-columns-spanned="1" table:number-rows-spanned="2">
            <text:p>passed</text:p>
          </table:table-cell>
          <table:covered-table-cell table:number-columns-repeated="2"/>
        </table:table-row>
        <table:table-row table:style-name="ro2">
          <table:covered-table-cell/>
          <table:covered-table-cell table:style-name="ce5"/>
          <table:covered-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4:00:43.658895897</meta:creation-date>
    <dc:date>2023-04-03T14:55:31.243274732</dc:date>
    <meta:editing-duration>PT33M53S</meta:editing-duration>
    <meta:editing-cycles>9</meta:editing-cycles>
    <meta:generator>LibreOffice/7.3.7.2$Linux_X86_64 LibreOffice_project/30$Build-2</meta:generator>
    <meta:document-statistic meta:table-count="1" meta:cell-count="48" meta:object-count="0"/>
  </office:meta>
</office:document-meta>
</file>